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0c9164" officeooo:paragraph-rsid="000c9164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0c9164" officeooo:paragraph-rsid="000c916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0564c" officeooo:paragraph-rsid="0010564c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Inconsolata" fo:font-size="10pt" fo:font-weight="normal" officeooo:rsid="000df366" officeooo:paragraph-rsid="000df36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Inconsolata" fo:font-size="10pt" officeooo:rsid="000df366" officeooo:paragraph-rsid="000df366" style:font-size-asian="10pt" style:font-size-complex="10pt"/>
    </style:style>
    <style:style style:name="T1" style:family="text">
      <style:text-properties officeooo:rsid="000df366"/>
    </style:style>
    <style:style style:name="T2" style:family="text">
      <style:text-properties officeooo:rsid="000f0260"/>
    </style:style>
    <style:style style:name="T3" style:family="text">
      <style:text-properties officeooo:rsid="0010564c"/>
    </style:style>
    <style:style style:name="T4" style:family="text">
      <style:text-properties style:font-name="Inconsolata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2">Chapter <text:span text:style-name="T3">5</text:span> Homework</text:p>
      <text:p text:style-name="P2"/>
      <text:p text:style-name="P3">Multiple Choice</text:p>
      <text:p text:style-name="P6"/>
      <text:section text:style-name="Sect1" text:name="Section1">
        <text:list xml:id="list425158129566972497" text:style-name="L1">
          <text:list-item>
            <text:p text:style-name="P15">A</text:p>
          </text:list-item>
          <text:list-item>
            <text:p text:style-name="P15">B</text:p>
          </text:list-item>
          <text:list-item>
            <text:p text:style-name="P15">C</text:p>
          </text:list-item>
          <text:list-item>
            <text:p text:style-name="P15">D</text:p>
          </text:list-item>
          <text:list-item>
            <text:p text:style-name="P15">A</text:p>
          </text:list-item>
          <text:list-item>
            <text:p text:style-name="P15">A</text:p>
          </text:list-item>
          <text:list-item>
            <text:p text:style-name="P15">B</text:p>
          </text:list-item>
          <text:list-item>
            <text:p text:style-name="P15">A</text:p>
          </text:list-item>
          <text:list-item>
            <text:p text:style-name="P15">C</text:p>
          </text:list-item>
          <text:list-item>
            <text:p text:style-name="P15">B</text:p>
          </text:list-item>
          <text:list-item>
            <text:p text:style-name="P15">A</text:p>
          </text:list-item>
          <text:list-item>
            <text:p text:style-name="P15">D</text:p>
          </text:list-item>
          <text:list-item>
            <text:p text:style-name="P15">A</text:p>
          </text:list-item>
          <text:list-item>
            <text:p text:style-name="P15">A</text:p>
          </text:list-item>
          <text:list-item>
            <text:p text:style-name="P15">D</text:p>
          </text:list-item>
          <text:list-item>
            <text:p text:style-name="P15">B</text:p>
          </text:list-item>
          <text:list-item>
            <text:p text:style-name="P15">D</text:p>
          </text:list-item>
          <text:list-item>
            <text:p text:style-name="P15">B</text:p>
          </text:list-item>
        </text:list>
      </text:section>
      <text:p text:style-name="P7"/>
      <text:p text:style-name="P4">True and False</text:p>
      <text:p text:style-name="P9"/>
      <text:section text:style-name="Sect2" text:name="Section2">
        <text:list xml:id="list4792867395312608492" text:style-name="L2">
          <text:list-item>
            <text:p text:style-name="P16">True</text:p>
          </text:list-item>
          <text:list-item>
            <text:p text:style-name="P16">False</text:p>
          </text:list-item>
          <text:list-item>
            <text:p text:style-name="P16">False</text:p>
          </text:list-item>
          <text:list-item>
            <text:p text:style-name="P16">False</text:p>
          </text:list-item>
          <text:list-item>
            <text:p text:style-name="P16">False</text:p>
          </text:list-item>
          <text:list-item>
            <text:p text:style-name="P16">True</text:p>
          </text:list-item>
          <text:list-item>
            <text:p text:style-name="P16">True</text:p>
          </text:list-item>
          <text:list-item>
            <text:p text:style-name="P16">False</text:p>
          </text:list-item>
        </text:list>
      </text:section>
      <text:p text:style-name="P8"/>
      <text:p text:style-name="P4">Find the Error</text:p>
      <text:p text:style-name="P4"/>
      <text:p text:style-name="P8">C<text:span text:style-name="T1">ompletely refactored.</text:span></text:p>
      <text:p text:style-name="P5"/>
      <text:p text:style-name="P20"><text:s text:c="2"/>int total = 0;</text:p>
      <text:p text:style-name="P20"><text:s text:c="2"/>for (int i = 1; i &lt;= 100; ++i)</text:p>
      <text:p text:style-name="P20"><text:s text:c="6"/>total += i;</text:p>
      <text:p text:style-name="P20"/>
      <text:p text:style-name="P20"><text:s text:c="2"/>System.out.println("The sum of the numbers 1 - 100 is " + total);</text:p>
      <text:p text:style-name="P13"/>
      <text:p text:style-name="P4">Algorithm Workbench</text:p>
      <text:p text:style-name="P5"/>
      <text:list xml:id="list196732228394410777" text:style-name="L3">
        <text:list-item>
          <text:p text:style-name="P19">Scanner s = new Scanner(System.in);<text:line-break/><text:line-break/><text:span text:style-name="T3">System.out.println("Two Number Addition Application");</text:span><text:line-break/><text:line-break/>do<text:line-break/>{<text:line-break/> <text:s text:c="3"/>System.out.print("<text:span text:style-name="T3">\n</text:span>Enter a number: ");<text:line-break/> <text:s text:c="3"/>int a = <text:span text:style-name="T2">s</text:span>.nextInt();<text:line-break/> <text:s text:c="3"/>System.out.print("Enter another: ");<text:line-break/> <text:s text:c="3"/>int b = <text:span text:style-name="T2">s</text:span>.nextInt();<text:line-break/><text:line-break/> <text:s text:c="3"/>System.out.printf("\nSum: %d\nGo again? [n]: ");<text:line-break/>}<text:line-break/>while (<text:span text:style-name="T3">(char)System.in.read()</text:span> == 'y');</text:p>
        </text:list-item>
      </text:list>
      <text:p text:style-name="P8"/>
      <text:p text:style-name="P11">Short Answer</text:p>
      <text:p text:style-name="P10"/>
      <text:list xml:id="list3195881091151217275" text:style-name="L4">
        <text:list-item>
          <text:p text:style-name="P18">Pre-increment: <text:span text:style-name="T4">n += 1; return n</text:span><text:line-break/>Post-increment: <text:span text:style-name="T4">temp = n; n += 1; return temp</text:span></text:p>
        </text:list-item>
        <text:list-item>
          <text:p text:style-name="P18">Whitespace gives a good visual indication of nested logic.</text:p>
        </text:list-item>
        <text:list-item>
          <text:p text:style-name="P18">A pretest tests the loop condition before each iteration, after for a posttest.</text:p>
        </text:list-item>
        <text:list-item>
          <text:p text:style-name="P18">A loop contains a condition required for the block to be executed.</text:p>
        </text:list-item>
        <text:list-item>
          <text:p text:style-name="P18">A <text:span text:style-name="T4">do-while</text:span> loop will execute its block once before it begins testing.</text:p>
        </text:list-item>
        <text:list-item>
          <text:p text:style-name="P18">A <text:span text:style-name="T4">while</text:span> loop is the proper too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10-06T12:02:53.331437752</dc:date>
    <meta:editing-duration>PT10M30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45" meta:word-count="210" meta:character-count="1104" meta:non-whitespace-character-count="936"/>
  </office:meta>
</office:document-meta>
</file>